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22H47M29.665S" calcext:value-type="time">
            <text:p>422:47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23H35M54.786S" calcext:value-type="time">
            <text:p>23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05:29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6T16:49:43.106000000</dc:date>
    <dc:creator>Benjamin Laws</dc:creator>
    <meta:editing-duration>P17DT7H23M54S</meta:editing-duration>
    <meta:editing-cycles>476</meta:editing-cycles>
    <meta:generator>LibreOffice/7.1.8.1$Windows_X86_64 LibreOffice_project/e1f30c802c3269a1d052614453f260e49458c82c</meta:generator>
    <meta:document-statistic meta:table-count="2" meta:cell-count="706" meta:object-count="0"/>
  </office:meta>
</office:document-meta>
</file>